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26" style:family="graphic" style:parent-style-name="standard">
      <style:graphic-properties draw:stroke="none" draw:fill="none" fo:min-height="0.788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2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3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3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3" draw:id="id103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5" draw:id="id105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6" draw:id="id106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7" draw:id="id107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3" draw:start-glue-point="1" draw:end-shape="id104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5" draw:start-glue-point="1" draw:end-shape="id104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6" draw:start-glue-point="1" draw:end-shape="id104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7" draw:start-glue-point="1" draw:end-shape="id104" draw:end-glue-point="8" svg:d="M5349 11692l3502-5718" svg:viewBox="0 0 3503 5719">
          <text:p/>
        </draw:connector>
        <draw:custom-shape draw:style-name="gr94" draw:text-style-name="P35" xml:id="id108" draw:id="id108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8" draw:start-glue-point="1" draw:end-shape="id104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3" draw:start-glue-point="1" draw:end-shape="id109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5" draw:start-glue-point="1" draw:end-shape="id109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6" draw:start-glue-point="1" draw:end-shape="id109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7" draw:start-glue-point="1" draw:end-shape="id109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8" draw:start-glue-point="1" draw:end-shape="id109" draw:end-glue-point="4" svg:d="M5329 12992l3622 1682" svg:viewBox="0 0 3623 1683">
          <text:p/>
        </draw:connector>
        <draw:custom-shape draw:style-name="gr121" draw:text-style-name="P41" xml:id="id104" draw:id="id104" draw:layer="layout" svg:width="3.3cm" svg:height="1.6cm" svg:x="7.201cm" svg:y="4.374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09" draw:id="id109" draw:layer="layout" svg:width="3.3cm" svg:height="1.6cm" svg:x="7.301cm" svg:y="14.674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1" draw:id="id111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10" draw:id="id110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9" draw:end-shape="id110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4" draw:start-glue-point="4" draw:end-shape="id111" draw:end-glue-point="2" svg:d="M8851 4374l-14-1236" svg:viewBox="0 0 15 1237">
          <text:p/>
        </draw:connector>
        <draw:custom-shape draw:style-name="gr121" draw:text-style-name="P41" xml:id="id112" draw:id="id112" draw:layer="layout" svg:width="3.3cm" svg:height="1.6cm" svg:x="11.401cm" svg:y="9.574cm">
          <text:p text:style-name="P3"><text:span text:style-name="T29">Pollination</text:span></text:p>
          <text:p text:style-name="P3"><text:span text:style-name="T29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4" draw:start-glue-point="9" draw:end-shape="id112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9" draw:start-glue-point="11" draw:end-shape="id112" draw:end-glue-point="7" svg:d="M10118 14908l1766-3968" svg:viewBox="0 0 1767 3969">
          <text:p/>
        </draw:connector>
        <draw:custom-shape draw:style-name="gr122" draw:text-style-name="P35" xml:id="id113" draw:id="id113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2" draw:start-glue-point="4" draw:end-shape="id113" draw:end-glue-point="2" svg:d="M13051 9574l-36-3000" svg:viewBox="0 0 37 3001">
          <text:p/>
        </draw:connector>
        <draw:custom-shape draw:style-name="gr121" draw:text-style-name="P41" xml:id="id114" draw:id="id114" draw:layer="layout" svg:width="3.3cm" svg:height="1.6cm" svg:x="16.001cm" svg:y="3.974cm">
          <text:p text:style-name="P3"><text:span text:style-name="T29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15" draw:id="id115" draw:layer="layout" svg:width="3.3cm" svg:height="1.6cm" svg:x="16.001cm" svg:y="7.974cm">
          <text:p text:style-name="P3"><text:span text:style-name="T29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16" draw:id="id116" draw:layer="layout" svg:width="3.3cm" svg:height="1.6cm" svg:x="16.001cm" svg:y="11.374cm">
          <text:p text:style-name="P3"><text:span text:style-name="T29">Flower </text:span></text:p>
          <text:p text:style-name="P3"><text:span text:style-name="T29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8" draw:id="id118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17" draw:id="id117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19" draw:id="id119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20" draw:id="id120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4" draw:text-style-name="P35" xml:id="id121" draw:id="id121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2" draw:start-glue-point="11" draw:end-shape="id114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2" draw:start-glue-point="10" draw:end-shape="id115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2" draw:start-glue-point="9" draw:end-shape="id116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7" draw:start-glue-point="1" draw:end-shape="id118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4" draw:start-glue-point="10" draw:end-shape="id119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5" draw:start-glue-point="10" draw:end-shape="id120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6" draw:start-glue-point="10" draw:end-shape="id121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9" draw:start-glue-point="2" draw:end-shape="id120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8" draw:start-glue-point="1" draw:end-shape="id119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8" draw:start-glue-point="1" draw:end-shape="id120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8" draw:start-glue-point="0" draw:end-shape="id121" draw:end-glue-point="2" svg:d="M22765 17510v-2068h-14v-2068" svg:viewBox="0 0 15 4137">
          <text:p/>
        </draw:connector>
        <draw:custom-shape draw:style-name="gr12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3" draw:start-glue-point="1" draw:end-shape="id117" svg:d="M5349 7752l10952 10322" svg:viewBox="0 0 10953 10323">
          <text:p/>
        </draw:connector>
        <draw:custom-shape draw:style-name="gr127" draw:text-style-name="P35" xml:id="id122" draw:id="id122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8" draw:start-glue-point="0" draw:end-shape="id122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2" draw:start-glue-point="3" draw:end-shape="id104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2" draw:start-glue-point="3" draw:end-shape="id109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onnector draw:style-name="gr128" draw:text-style-name="P36" draw:layer="layout" draw:type="line" svg:x1="4cm" svg:y1="12.081cm" svg:x2="19.672cm" svg:y2="4.2cm" draw:start-shape="id123" draw:start-glue-point="1" draw:end-shape="id124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25" draw:id="id125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7" draw:id="id127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3" draw:id="id123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25" draw:start-glue-point="0" draw:end-shape="id126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27" draw:start-glue-point="1" draw:end-shape="id126" draw:end-glue-point="6" svg:d="M4029 7295l6571 4405" svg:viewBox="0 0 6572 4406">
          <text:p text:style-name="P3"><text:span text:style-name="T15">3.9</text:span></text:p>
        </draw:connector>
        <draw:connector draw:style-name="gr128" draw:text-style-name="P36" draw:layer="layout" draw:type="line" svg:x1="4cm" svg:y1="12.081cm" svg:x2="11.083cm" svg:y2="12.266cm" draw:start-shape="id123" draw:start-glue-point="1" draw:end-shape="id126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30" draw:id="id130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25" draw:start-glue-point="3" draw:end-shape="id128" draw:end-glue-point="2" svg:d="M21300 18582l-6883-846" svg:viewBox="0 0 6884 847">
          <text:p text:style-name="P3"><text:span text:style-name="T15">-4.4</text:span></text:p>
        </draw:connector>
        <draw:connector draw:style-name="gr128" draw:text-style-name="P36" draw:layer="layout" draw:type="line" svg:x1="4cm" svg:y1="12.081cm" svg:x2="6.5cm" svg:y2="16.4cm" draw:start-shape="id123" draw:start-glue-point="1" draw:end-shape="id129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30" draw:start-glue-point="0" draw:end-shape="id128" draw:end-glue-point="2" svg:d="M15636 19400l-1219-1664" svg:viewBox="0 0 1220 1665">
          <text:p text:style-name="P3"><text:span text:style-name="T27">0.1</text:span></text:p>
        </draw:connector>
        <draw:connector draw:style-name="gr129" draw:text-style-name="P39" draw:layer="layout" draw:type="line" svg:x1="12.25cm" svg:y1="10.9cm" svg:x2="11.05cm" svg:y2="5.6cm" draw:start-shape="id126" draw:start-glue-point="4" draw:end-shape="id131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35" draw:id="id135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4" draw:id="id134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31" draw:start-glue-point="11" draw:end-shape="id132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31" draw:start-glue-point="10" draw:end-shape="id124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31" draw:start-glue-point="10" draw:end-shape="id133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34" draw:start-glue-point="3" draw:end-shape="id135" draw:end-glue-point="1" svg:d="M23924 11400l-4044 201" svg:viewBox="0 0 4045 202">
          <text:p text:style-name="P3"><text:span text:style-name="T15">-13.2</text:span></text:p>
        </draw:connector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25" draw:start-glue-point="0" draw:end-shape="id134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36" draw:start-glue-point="3" draw:end-shape="id129" draw:end-glue-point="10" svg:d="M13600 15800l-3800 600" svg:viewBox="0 0 3801 601">
          <text:p text:style-name="P3"><text:span text:style-name="T15">3.6</text:span></text:p>
        </draw:connector>
        <draw:connector draw:style-name="gr130" draw:text-style-name="P36" draw:layer="layout" draw:type="line" svg:x1="22.564cm" svg:y1="18cm" svg:x2="18.616cm" svg:y2="12.183cm" draw:start-shape="id125" draw:start-glue-point="0" draw:end-shape="id135" draw:end-glue-point="2" svg:d="M22564 18000l-3948-5817" svg:viewBox="0 0 3949 5818">
          <text:p text:style-name="P3"><text:span text:style-name="T15">5.4</text:span></text:p>
        </draw:connector>
        <draw:connector draw:style-name="gr128" draw:text-style-name="P36" draw:layer="layout" draw:type="line" svg:x1="4cm" svg:y1="12.081cm" svg:x2="15cm" svg:y2="15.2cm" draw:start-shape="id123" draw:start-glue-point="1" draw:end-shape="id136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37" draw:id="id137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37" draw:start-glue-point="1" draw:end-shape="id136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25" draw:start-glue-point="3" draw:end-shape="id136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28" draw:id="id128" draw:layer="layout" draw:type="line" svg:x1="14.417cm" svg:y1="17.736cm" svg:x2="9.317cm" svg:y2="16.966cm" draw:end-shape="id129" draw:end-glue-point="9" svg:d="M14417 17736l-5100-770" svg:viewBox="0 0 5101 771">
          <text:p text:style-name="P3"><text:span text:style-name="T15">2.2</text:span></text:p>
        </draw:connector>
        <draw:connector draw:style-name="gr128" draw:text-style-name="P36" draw:layer="layout" draw:type="line" svg:x1="4cm" svg:y1="12.081cm" svg:x2="9.4cm" svg:y2="4.8cm" draw:start-shape="id123" draw:start-glue-point="1" draw:end-shape="id131" draw:end-glue-point="6" svg:d="M4000 12081l5400-7281" svg:viewBox="0 0 5401 7282">
          <text:p text:style-name="P3"><text:span text:style-name="T15">-4.5</text:span></text:p>
        </draw:connector>
        <draw:connector draw:style-name="gr130" draw:text-style-name="P36" draw:layer="layout" draw:type="line" svg:x1="21.3cm" svg:y1="18.582cm" svg:x2="12.217cm" svg:y2="5.366cm" draw:start-shape="id125" draw:start-glue-point="3" draw:end-shape="id131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35" draw:start-glue-point="0" draw:end-shape="id133" draw:end-glue-point="2" svg:d="M18616 11019l4820-3419" svg:viewBox="0 0 4821 3420">
          <text:p text:style-name="P3"><text:span text:style-name="T15">19.9</text:span></text:p>
        </draw:connector>
        <draw:custom-shape draw:style-name="gr131" draw:text-style-name="P38" xml:id="id136" draw:id="id136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22.172cm" svg:y2="7cm" draw:start-shape="id123" draw:start-glue-point="1" draw:end-shape="id133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25" draw:start-glue-point="0" draw:end-shape="id133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27" draw:start-glue-point="1" draw:end-shape="id133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35" draw:start-glue-point="0" draw:end-shape="id124" draw:end-glue-point="2" svg:d="M18616 11019l2320-6219" svg:viewBox="0 0 2321 6220">
          <text:p text:style-name="P3"><text:span text:style-name="T15">5.6</text:span></text:p>
        </draw:connector>
        <draw:connector draw:style-name="gr132" draw:text-style-name="P36" draw:layer="layout" draw:type="line" svg:x1="18.616cm" svg:y1="11.019cm" svg:x2="14.778cm" svg:y2="2.606cm" draw:start-shape="id135" draw:start-glue-point="0" draw:end-shape="id132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37" draw:start-glue-point="1" draw:end-shape="id132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34" draw:start-glue-point="3" draw:end-shape="id132" draw:end-glue-point="2" svg:d="M23924 11400l-9146-8794" svg:viewBox="0 0 9147 8795">
          <text:p text:style-name="P3"><text:span text:style-name="T15">2.9</text:span></text:p>
        </draw:connector>
        <draw:custom-shape draw:style-name="gr133" draw:text-style-name="P42" xml:id="id131" draw:id="id131" draw:layer="layout" svg:width="3.3cm" svg:height="1.6cm" svg:x="9.4cm" svg:y="4cm">
          <text:p text:style-name="P37"><text:span text:style-name="T30">Pollination</text:span></text:p>
          <text:p text:style-name="P37"><text:span text:style-name="T30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29" draw:id="id129" draw:layer="layout" svg:width="3.3cm" svg:height="1.6cm" svg:x="6.5cm" svg:y="15.6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26" draw:id="id126" draw:layer="layout" svg:width="3.3cm" svg:height="1.6cm" svg:x="10.6cm" svg:y="10.9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36" draw:layer="layout" draw:type="line" svg:x1="8.15cm" svg:y1="15.6cm" svg:x2="11.05cm" svg:y2="5.6cm" draw:start-shape="id129" draw:start-glue-point="4" draw:end-shape="id131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33" draw:id="id133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38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38" draw:end-glue-point="2" svg:d="M18616 11019l4820-3419" svg:viewBox="0 0 4821 3420">
          <text:p text:style-name="P3"><text:span text:style-name="T15">19.9</text:span></text:p>
        </draw:connector>
        <draw:connector draw:style-name="gr128" draw:text-style-name="P36" draw:layer="layout" draw:type="line" svg:x1="4cm" svg:y1="12.081cm" svg:x2="22.172cm" svg:y2="7cm" draw:end-shape="id138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38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38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38" draw:start-glue-point="0" draw:end-shape="id124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8" draw:id="id138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4" draw:id="id124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19.672cm" svg:y2="4.2cm" draw:end-shape="id139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39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39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39" draw:start-glue-point="3" draw:end-shape="id132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39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9" draw:id="id139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32" draw:id="id132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27" draw:start-glue-point="1" draw:end-shape="id129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40" draw:id="id140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0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40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40" draw:start-glue-point="0" svg:d="M22564 18000l2624-5900" svg:viewBox="0 0 2625 5901">
          <text:p text:style-name="P3"><text:span text:style-name="T15">5.2</text:span></text:p>
        </draw:connector>
        <draw:connector draw:style-name="gr130" draw:text-style-name="P36" draw:layer="layout" draw:type="line" svg:x1="22.564cm" svg:y1="18cm" svg:x2="18.616cm" svg:y2="12.183cm" draw:start-shape="id140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40" draw:start-glue-point="3" svg:d="M21300 18582l-4900-2782" svg:viewBox="0 0 4901 2783">
          <text:p text:style-name="P3"><text:span text:style-name="T15">8.7</text:span></text:p>
        </draw:connector>
        <draw:connector draw:style-name="gr130" draw:text-style-name="P36" draw:layer="layout" draw:type="line" svg:x1="21.3cm" svg:y1="18.582cm" svg:x2="12.217cm" svg:y2="5.366cm" draw:start-shape="id140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40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21T18:51:22.488000000</dc:date>
    <dc:creator>Samuel Robinson</dc:creator>
    <meta:editing-duration>P2DT9H37M8S</meta:editing-duration>
    <meta:editing-cycles>57</meta:editing-cycles>
    <meta:generator>LibreOffice/6.1.1.2$Windows_X86_64 LibreOffice_project/5d19a1bfa650b796764388cd8b33a5af1f5baa1b</meta:generator>
    <meta:document-statistic meta:object-count="508"/>
  </office:meta>
</office:document-meta>
</file>